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30288600922" calcext:value-type="float">
            <text:p>0,0130288601</text:p>
          </table:table-cell>
          <table:table-cell office:value-type="float" office:value="22.2242481709" calcext:value-type="float">
            <text:p>22,224248170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/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0.0143728256226" calcext:value-type="float">
            <text:p>0,0143728256</text:p>
          </table:table-cell>
          <table:table-cell office:value-type="float" office:value="21.9587249756" calcext:value-type="float">
            <text:p>21,95872497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/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0.0130500793457" calcext:value-type="float">
            <text:p>0,0130500793</text:p>
          </table:table-cell>
          <table:table-cell office:value-type="float" office:value="21.973733902" calcext:value-type="float">
            <text:p>21,9737339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110184964674" calcext:value-type="float">
            <text:p>99,61</text:p>
          </table:table-cell>
          <table:table-cell table:style-name="ce3" table:formula="of:=([.F5]/12597)*100" office:value-type="float" office:value="0.388981503532587" calcext:value-type="float">
            <text:p>0,39</text:p>
          </table:table-cell>
          <table:table-cell/>
          <table:table-cell table:style-name="ce4" table:formula="of:=[.E21]+[.H21]" office:value-type="float" office:value="12548" calcext:value-type="float">
            <text:p>12548</text:p>
          </table:table-cell>
          <table:table-cell table:formula="of:=12597-[.E5]" office:value-type="float" office:value="49" calcext:value-type="float">
            <text:p>49</text:p>
          </table:table-cell>
          <table:table-cell office:value-type="float" office:value="0.0131540298462" calcext:value-type="float">
            <text:p>0,0131540298</text:p>
          </table:table-cell>
          <table:table-cell office:value-type="float" office:value="21.9768488407" calcext:value-type="float">
            <text:p>21,976848840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/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0.0132629871368" calcext:value-type="float">
            <text:p>0,0132629871</text:p>
          </table:table-cell>
          <table:table-cell office:value-type="float" office:value="22.0295481682" calcext:value-type="float">
            <text:p>22,029548168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/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0.0130369663239" calcext:value-type="float">
            <text:p>0,0130369663</text:p>
          </table:table-cell>
          <table:table-cell office:value-type="float" office:value="22.0502297878" calcext:value-type="float">
            <text:p>22,050229787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/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0.0161321163177" calcext:value-type="float">
            <text:p>0,0161321163</text:p>
          </table:table-cell>
          <table:table-cell office:value-type="float" office:value="22.0328531265" calcext:value-type="float">
            <text:p>22,032853126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30450725555" calcext:value-type="float">
            <text:p>0,0130450726</text:p>
          </table:table-cell>
          <table:table-cell office:value-type="float" office:value="22.055147171" calcext:value-type="float">
            <text:p>22,0551471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/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0.0129380226135" calcext:value-type="float">
            <text:p>0,0129380226</text:p>
          </table:table-cell>
          <table:table-cell office:value-type="float" office:value="21.9982721806" calcext:value-type="float">
            <text:p>21,998272180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2689529253" calcext:value-type="float">
            <text:p>99,63</text:p>
          </table:table-cell>
          <table:table-cell table:style-name="ce3" table:formula="of:=([.F11]/12597)*100" office:value-type="float" office:value="0.373104707470033" calcext:value-type="float">
            <text:p>0,37</text:p>
          </table:table-cell>
          <table:table-cell/>
          <table:table-cell table:style-name="ce4" table:formula="of:=[.E27]+[.H27]" office:value-type="float" office:value="12550" calcext:value-type="float">
            <text:p>12550</text:p>
          </table:table-cell>
          <table:table-cell table:formula="of:=12597-[.E11]" office:value-type="float" office:value="47" calcext:value-type="float">
            <text:p>47</text:p>
          </table:table-cell>
          <table:table-cell office:value-type="float" office:value="0.0126490592957" calcext:value-type="float">
            <text:p>0,0126490593</text:p>
          </table:table-cell>
          <table:table-cell office:value-type="float" office:value="22.0131940842" calcext:value-type="float">
            <text:p>22,013194084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70731126459" calcext:value-type="float">
            <text:p>99,7070731126</text:p>
          </table:table-cell>
          <table:table-cell table:formula="of:=AVERAGE([.C2:.C11])" office:value-type="float" office:value="0.292926887354132" calcext:value-type="float">
            <text:p>0,292926887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.1" calcext:value-type="float">
            <text:p>12560,1</text:p>
          </table:table-cell>
          <table:table-cell table:formula="of:=AVERAGE([.F2:.F11])" office:value-type="float" office:value="36.9" calcext:value-type="float">
            <text:p>36,9</text:p>
          </table:table-cell>
          <table:table-cell table:formula="of:=SUM([.G2:.G11])/10" office:value-type="float" office:value="0.01346700191498" calcext:value-type="float">
            <text:p>0,0134670019</text:p>
          </table:table-cell>
          <table:table-cell table:formula="of:=SUM([.H2:.H11])/10" office:value-type="float" office:value="22.03128004075" calcext:value-type="float">
            <text:p>22,031280040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808" calcext:value-type="float">
            <text:p>580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55" calcext:value-type="float">
            <text:p>675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9" calcext:value-type="float">
            <text:p>18,9</text:p>
          </table:table-cell>
          <table:table-cell table:formula="of:=AVERAGE([.H18:.H27])" office:value-type="float" office:value="6715.4" calcext:value-type="float">
            <text:p>6715,4</text:p>
          </table:table-cell>
          <table:table-cell/>
          <table:table-cell office:value-type="float" office:value="5916" calcext:value-type="float">
            <text:p>59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2597-SUM([.E19:.G19])" office:value-type="float" office:value="6645" calcext:value-type="float">
            <text:p>664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805" calcext:value-type="float">
            <text:p>68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705" calcext:value-type="float">
            <text:p>67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9" calcext:value-type="float">
            <text:p>18,9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32" calcext:value-type="float">
            <text:p>67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701" calcext:value-type="float">
            <text:p>67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4" calcext:value-type="float">
            <text:p>6715,4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03" calcext:value-type="float">
            <text:p>67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3" calcext:value-type="float">
            <text:p>59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6:.G26])" office:value-type="float" office:value="6601" calcext:value-type="float">
            <text:p>660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802" calcext:value-type="float">
            <text:p>680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70731126459" calcext:value-type="float">
            <text:p>0,9970707311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8.9" calcext:value-type="float">
            <text:p>18,9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5.4" calcext:value-type="float">
            <text:p>6715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2926887354132" calcext:value-type="float">
            <text:p>0,0029292689</text:p>
          </table:table-cell>
          <table:table-cell table:number-columns-repeated="2"/>
          <table:table-cell table:formula="of:=SUM([.E18:.E27])" office:value-type="float" office:value="58447" calcext:value-type="float">
            <text:p>58447</text:p>
          </table:table-cell>
          <table:table-cell table:formula="of:=SUM([.F18:.F27])" office:value-type="float" office:value="189" calcext:value-type="float">
            <text:p>189</text:p>
          </table:table-cell>
          <table:table-cell table:formula="of:=SUM([.G18:.G27])" office:value-type="float" office:value="180" calcext:value-type="float">
            <text:p>180</text:p>
          </table:table-cell>
          <table:table-cell table:formula="of:=SUM([.H18:.H27])" office:value-type="float" office:value="67154" calcext:value-type="float">
            <text:p>6715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93472224285" calcext:value-type="float">
            <text:p>0,99719347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2:31.2550896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4S</meta:editing-duration>
    <meta:editing-cycles>7</meta:editing-cycles>
    <meta:generator>LibreOffice/5.1.6.2$Linux_X86_64 LibreOffice_project/10m0$Build-2</meta:generator>
    <dc:date>2018-01-23T23:33:22.392710150</dc:date>
    <meta:document-statistic meta:table-count="1" meta:cell-count="171" meta:object-count="0"/>
  </office:meta>
</office:document-meta>
</file>